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p text:style-name="P1"/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p text:style-name="P1"/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p text:style-name="P1"/>
      <text:p text:style-name="P1"/>
      <text:h text:style-name="Heading_20_3" text:outline-level="3"><text:soft-page-break/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Geschmack:</text:h>
      <text:p text:style-name="P1">Süßlicher Geschmack mit sehr wenig Schärfe. Zubereitung ist für Instant Food sehr aufwendig und eine riesen Schweinerei!</text:p>
      <text:p text:style-name="P1"/>
      <text:h text:style-name="Heading_20_3" text:outline-level="3">President: 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p text:style-name="P1"/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p text:style-name="P1"/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<text:soft-page-break/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p text:style-name="P1"/>
      <text:h text:style-name="Heading_20_3" text:outline-level="3"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p text:style-name="P1"/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sehr fischiger Geruch und Geschmack</text:p>
      <text:p text:style-name="P1"/>
      <text:h text:style-name="Heading_20_3" text:outline-level="3"><text:soft-page-break/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h text:style-name="Heading_20_3" text:outline-level="3"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  <text:p text:style-name="P1"/>
      <text:h text:style-name="Heading_20_3" text:outline-level="3">Nissin: Damae Ramen Tokyo Shoyu Flavour</text:h>
      <text:h text:style-name="Heading_20_2" text:outline-level="2">Geschmack:</text:h>
      <text:p text:style-name="P1">Geschmack eine sehr leckere Mischung aus Soja-Sauce, Seafood, Hühnchen und Schwein. Soja-Sauce dabei nicht zu extrem im Geschmack.</text:p>
      <text:p text:style-name="P1">Null Schärfe.</text:p>
      <text:p text:style-name="P1">Eine Tüte mit gehäckselten Nori ist einzige Beilage, fehlt definitv eine andere Beilage.</text:p>
      <text:p text:style-name="P1">Vielleicht weniger Wasser als angegeben benutzen, da sonst etwas zu wenig Geschmack.</text:p>
      <text:p text:style-name="P1"/>
      <text:h text:style-name="Heading_20_3" text:outline-level="3">Nong Shim: Bowl Noodle Soup Hot &amp;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guter Geschmack mit mittlerer Schärfe. Auch die Nudeln selbst lecker. Viel Extrazeugs wie Naruto-Maki + Lauch o.ä.. Leicht fischig, aber nicht zu stark.</text:p>
      <text:p text:style-name="P1"/>
      <text:p text:style-name="P1"/>
      <text:h text:style-name="Heading_20_3" text:outline-level="3"><text:soft-page-break/>Nong Shim: Champong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Viel getrockneter Fisch, Seetang, Kürbis etc., dadurch und auch durch die Suppe recht fischiger Geschmack (mir zu fischig, ohne das Extra-Fisch-Zeugs würds mir wahrscheinlich besser schmecken, da eigentlich echt leckere Suppe). Relativ schar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7$Build-3</meta:generator>
    <meta:initial-creator>Sebastian Brandt</meta:initial-creator>
    <meta:creation-date>2008-06-28T18:32:15</meta:creation-date>
    <dc:creator>Kristoph Werner</dc:creator>
    <dc:date>2011-02-07T15:37:23.47</dc:date>
    <meta:editing-cycles>38</meta:editing-cycles>
    <meta:editing-duration>PT3H42M55S</meta:editing-duration>
    <meta:document-statistic meta:table-count="0" meta:image-count="0" meta:object-count="0" meta:page-count="5" meta:paragraph-count="101" meta:word-count="866" meta:character-count="6131"/>
    <meta:user-defined meta:name="Info 1"/>
    <meta:user-defined meta:name="Info 2"/>
    <meta:user-defined meta:name="Info 3"/>
    <meta:user-defined meta:name="Info 4"/>
  </office:meta>
</office:document-meta>
</file>